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b39" officeooo:paragraph-rsid="00148b39"/>
    </style:style>
    <style:style style:name="P2" style:family="paragraph" style:parent-style-name="Text_20_body">
      <style:text-properties officeooo:paragraph-rsid="001992a0"/>
    </style:style>
    <style:style style:name="P3" style:family="paragraph" style:parent-style-name="Heading_20_2">
      <style:text-properties officeooo:paragraph-rsid="001b38ef"/>
    </style:style>
    <style:style style:name="P4" style:family="paragraph" style:parent-style-name="Heading_20_2">
      <style:text-properties officeooo:paragraph-rsid="00183c29"/>
    </style:style>
    <style:style style:name="P5" style:family="paragraph" style:parent-style-name="Heading_20_2">
      <style:text-properties officeooo:paragraph-rsid="001992a0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183c29"/>
    </style:style>
    <style:style style:name="T2" style:family="text">
      <style:text-properties officeooo:rsid="001c4b5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s a proponer</text:p>
      <text:p text:style-name="Subtitle">Para coaching a formadores DAW</text:p>
      <text:p text:style-name="P1"/>
      <text:h text:style-name="P3" text:outline-level="2">Damas</text:h>
      <text:h text:style-name="P3" text:outline-level="2">Ajedrez</text:h>
      <text:h text:style-name="Heading_20_2" text:outline-level="2">Calendario</text:h>
      <text:h text:style-name="P3" text:outline-level="2">Viajes</text:h>
      <text:h text:style-name="Heading_20_2" text:outline-level="2">Meetings de empresa</text:h>
      <text:h text:style-name="Heading_20_2" text:outline-level="2">Hoja de gastos</text:h>
      <text:h text:style-name="Heading_20_2" text:outline-level="2">Rooms</text:h>
      <text:h text:style-name="Heading_20_2" text:outline-level="2">Marigold</text:h>
      <text:h text:style-name="P4" text:outline-level="2">Compartir masía</text:h>
      <text:h text:style-name="Heading_20_2" text:outline-level="2">Stocks</text:h>
      <text:h text:style-name="Heading_20_2" text:outline-level="2">Album <text:span text:style-name="T1">fotos</text:span></text:h>
      <text:h text:style-name="Heading_20_2" text:outline-level="2">Geolocalización fotos</text:h>
      <text:h text:style-name="Heading_20_2" text:outline-level="2">Delimitación fincas <text:span text:style-name="T1">por catastro</text:span></text:h>
      <text:h text:style-name="P5" text:outline-level="2">Agro</text:h>
      <text:h text:style-name="P5" text:outline-level="2"/>
      <text:p text:style-name="P2"/>
      <text:h text:style-name="P6" text:outline-level="2">Ciclos formativos FP</text:h>
      <text:p text:style-name="P2">Las asignaturas de FP DAW <text:span text:style-name="T2">(Desarrollo de Aplicaciones Web) </text:span>son:</text:p>
      <text:list xml:id="list2635998597" text:style-name="L1">
        <text:list-item>
          <text:p text:style-name="P10">Sistemas informáticos.</text:p>
        </text:list-item>
        <text:list-item>
          <text:p text:style-name="P10">Bases de datos.</text:p>
        </text:list-item>
        <text:list-item>
          <text:p text:style-name="P10">Programación.</text:p>
        </text:list-item>
        <text:list-item>
          <text:p text:style-name="P10">Lenguajes de marcas y sistemas de gestión de información.</text:p>
        </text:list-item>
        <text:list-item>
          <text:p text:style-name="P10">Entornos de desarrollo.</text:p>
        </text:list-item>
        <text:list-item>
          <text:p text:style-name="P10">Desarrollo web en entorno cliente.</text:p>
        </text:list-item>
        <text:list-item>
          <text:p text:style-name="P10">Desarrollo web en entorno servidor.</text:p>
        </text:list-item>
        <text:list-item>
          <text:p text:style-name="P10">Despliegue de aplicaciones web.</text:p>
        </text:list-item>
        <text:list-item>
          <text:p text:style-name="P10">Diseño de interfaces Web.</text:p>
        </text:list-item>
        <text:list-item>
          <text:p text:style-name="P10">Proyecto de desarrollo de aplicaciones web.</text:p>
        </text:list-item>
        <text:list-item>
          <text:p text:style-name="P10">Empresa e iniciativa emprendedora.</text:p>
        </text:list-item>
        <text:list-item>
          <text:p text:style-name="P7">Formación y orientación laboral.</text:p>
        </text:list-item>
      </text:list>
      <text:p text:style-name="P2">Las asignaturas de <text:span text:style-name="T2">FP </text:span>DAM <text:span text:style-name="T2">(Desarrollo de Aplicaciones Multiplataforma) </text:span>son:</text:p>
      <text:list xml:id="list2150012126" text:style-name="L2">
        <text:list-item>
          <text:p text:style-name="P11">Sistemas informáticos.</text:p>
        </text:list-item>
        <text:list-item>
          <text:p text:style-name="P11">Bases de Datos.</text:p>
        </text:list-item>
        <text:list-item>
          <text:p text:style-name="P11">Programación.</text:p>
        </text:list-item>
        <text:list-item>
          <text:p text:style-name="P11">Lenguajes de marcas y sistemas de gestión de información.</text:p>
        </text:list-item>
        <text:list-item>
          <text:p text:style-name="P11">Entornos de desarrollo.</text:p>
        </text:list-item>
        <text:list-item>
          <text:p text:style-name="P11">Acceso a datos.</text:p>
        </text:list-item>
        <text:list-item>
          <text:p text:style-name="P11">Desarrollo de interfaces.</text:p>
        </text:list-item>
        <text:list-item>
          <text:p text:style-name="P11">Programación multimedia y dispositivos móviles.</text:p>
        </text:list-item>
        <text:list-item>
          <text:p text:style-name="P11">Programación de servicios y procesos.</text:p>
        </text:list-item>
        <text:list-item>
          <text:p text:style-name="P11">Sistemas de gestión empresarial.</text:p>
        </text:list-item>
        <text:list-item>
          <text:p text:style-name="P11">Proyecto de desarrollo de aplicaciones multiplataforma.</text:p>
        </text:list-item>
        <text:list-item>
          <text:p text:style-name="P11">Empresa e iniciativa emprendedora.</text:p>
        </text:list-item>
        <text:list-item>
          <text:p text:style-name="P8">Formación y orientación laboral</text:p>
        </text:list-item>
      </text:list>
      <text:p text:style-name="P2">Los módulos de ASIR <text:span text:style-name="T2">(Administración de Sistemas Informáticos en Red) </text:span>son:</text:p>
      <text:list xml:id="list18323199" text:style-name="L3">
        <text:list-item>
          <text:p text:style-name="P12">Implantación de sistemas operativos.</text:p>
        </text:list-item>
        <text:list-item>
          <text:p text:style-name="P12">Planificación y administración de redes.</text:p>
        </text:list-item>
        <text:list-item>
          <text:p text:style-name="P12">Fundamentos de hardware.</text:p>
        </text:list-item>
        <text:list-item>
          <text:p text:style-name="P12">Gestión de bases de datos.</text:p>
        </text:list-item>
        <text:list-item>
          <text:p text:style-name="P12">Lenguajes de marcas y sistemas de gestión de información.</text:p>
        </text:list-item>
        <text:list-item>
          <text:p text:style-name="P12">Administración de sistemas operativos.</text:p>
        </text:list-item>
        <text:list-item>
          <text:p text:style-name="P12">Servicios de red e Internet.</text:p>
        </text:list-item>
        <text:list-item>
          <text:p text:style-name="P12">Implantación de aplicaciones web.</text:p>
        </text:list-item>
        <text:list-item>
          <text:p text:style-name="P12">Administración de sistemas gestores de bases de datos.</text:p>
        </text:list-item>
        <text:list-item>
          <text:p text:style-name="P12">Seguridad y alta disponibilidad.</text:p>
        </text:list-item>
        <text:list-item>
          <text:p text:style-name="P12">Proyecto de administración de sistemas informáticos en red.</text:p>
        </text:list-item>
        <text:list-item>
          <text:p text:style-name="P12">Empresa e iniciativa emprendedora.</text:p>
        </text:list-item>
        <text:list-item>
          <text:p text:style-name="P9">Formación y orientación laboral.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8:34:03.630938090</meta:creation-date>
    <dc:date>2022-07-28T19:08:59.949593257</dc:date>
    <meta:editing-duration>PT12M2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58" meta:word-count="273" meta:character-count="1745" meta:non-whitespace-character-count="1568"/>
  </office:meta>
</office:document-meta>
</file>